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50%"/>
      <style:text-properties style:font-name-complex="Calibri" fo:font-weight="bold" style:font-weight-asian="bold" fo:font-size="12pt" style:font-size-asian="12pt" style:font-size-complex="12pt"/>
    </style:style>
    <style:style style:name="P2" style:parent-style-name="Normal" style:family="paragraph">
      <style:paragraph-properties fo:line-height="150%"/>
      <style:text-properties style:font-name-complex="Calibri" fo:font-weight="bold" style:font-weight-asian="bold" fo:font-size="12pt" style:font-size-asian="12pt" style:font-size-complex="12pt"/>
    </style:style>
    <style:style style:name="P3" style:parent-style-name="Normal" style:family="paragraph">
      <style:paragraph-properties fo:line-height="150%"/>
      <style:text-properties style:font-name-complex="Calibri" fo:font-weight="bold" style:font-weight-asian="bold" fo:font-size="12pt" style:font-size-asian="12pt" style:font-size-complex="12pt"/>
    </style:style>
    <style:style style:name="P4" style:parent-style-name="Normal" style:family="paragraph">
      <style:paragraph-properties fo:line-height="150%"/>
      <style:text-properties style:font-name-complex="Calibri" fo:font-weight="bold" style:font-weight-asian="bold" fo:font-size="12pt" style:font-size-asian="12pt" style:font-size-complex="12pt"/>
    </style:style>
    <style:style style:name="P5" style:parent-style-name="Normal" style:family="paragraph">
      <style:paragraph-properties fo:line-height="150%"/>
      <style:text-properties style:font-name-complex="Calibri" fo:font-weight="bold" style:font-weight-asian="bold" fo:font-size="12pt" style:font-size-asian="12pt" style:font-size-complex="12pt"/>
    </style:style>
    <style:style style:name="P6" style:parent-style-name="Normal" style:family="paragraph">
      <style:paragraph-properties fo:line-height="150%" fo:margin-left="1in" fo:text-indent="0.5in">
        <style:tab-stops/>
      </style:paragraph-properties>
      <style:text-properties style:font-name-complex="Calibri" fo:font-weight="bold" style:font-weight-asian="bold" fo:font-size="28pt" style:font-size-asian="28pt" style:font-size-complex="28pt"/>
    </style:style>
    <style:style style:name="P7" style:parent-style-name="Normal" style:family="paragraph">
      <style:paragraph-properties fo:line-height="150%" fo:margin-left="1in">
        <style:tab-stops/>
      </style:paragraph-properties>
      <style:text-properties style:font-name-complex="Calibri" fo:font-size="28pt" style:font-size-asian="28pt" style:font-size-complex="28pt"/>
    </style:style>
    <style:style style:name="P8" style:parent-style-name="Normal" style:family="paragraph">
      <style:paragraph-properties fo:line-height="150%" fo:margin-left="1in" fo:text-indent="0.5in">
        <style:tab-stops/>
      </style:paragraph-properties>
      <style:text-properties style:font-name-complex="Calibri" fo:font-weight="bold" style:font-weight-asian="bold" fo:font-size="28pt" style:font-size-asian="28pt" style:font-size-complex="28pt"/>
    </style:style>
    <style:style style:name="P9" style:parent-style-name="Normal" style:family="paragraph">
      <style:paragraph-properties fo:line-height="150%"/>
      <style:text-properties style:font-name-complex="Calibri" fo:font-weight="bold" style:font-weight-asian="bold" fo:font-size="12pt" style:font-size-asian="12pt" style:font-size-complex="12pt"/>
    </style:style>
    <style:style style:name="P10" style:parent-style-name="Normal" style:family="paragraph">
      <style:paragraph-properties fo:line-height="150%"/>
      <style:text-properties style:font-name-complex="Calibri" fo:font-weight="bold" style:font-weight-asian="bold" fo:font-size="12pt" style:font-size-asian="12pt" style:font-size-complex="12pt"/>
    </style:style>
    <style:style style:name="P11" style:parent-style-name="Normal" style:family="paragraph">
      <style:paragraph-properties fo:line-height="150%"/>
      <style:text-properties style:font-name-complex="Calibri" fo:font-weight="bold" style:font-weight-asian="bold" fo:font-size="12pt" style:font-size-asian="12pt" style:font-size-complex="12pt"/>
    </style:style>
    <style:style style:name="P12" style:parent-style-name="Normal" style:family="paragraph">
      <style:paragraph-properties fo:line-height="150%"/>
      <style:text-properties style:font-name-complex="Calibri" fo:font-weight="bold" style:font-weight-asian="bold" fo:font-size="12pt" style:font-size-asian="12pt" style:font-size-complex="12pt"/>
    </style:style>
    <style:style style:name="P13" style:parent-style-name="Normal" style:family="paragraph">
      <style:paragraph-properties fo:line-height="150%"/>
      <style:text-properties style:font-name-complex="Calibri" fo:font-weight="bold" style:font-weight-asian="bold" fo:font-size="12pt" style:font-size-asian="12pt" style:font-size-complex="12pt"/>
    </style:style>
    <style:style style:name="P14" style:parent-style-name="Normal" style:family="paragraph">
      <style:paragraph-properties fo:line-height="150%"/>
      <style:text-properties style:font-name-complex="Calibri" fo:font-weight="bold" style:font-weight-asian="bold" fo:font-size="12pt" style:font-size-asian="12pt" style:font-size-complex="12pt"/>
    </style:style>
    <style:style style:name="P15" style:parent-style-name="Normal" style:family="paragraph">
      <style:paragraph-properties fo:line-height="150%"/>
      <style:text-properties style:font-name-complex="Calibri" fo:font-size="16pt" style:font-size-asian="16pt" style:font-size-complex="16pt"/>
    </style:style>
    <style:style style:name="P16" style:parent-style-name="Normal" style:family="paragraph">
      <style:paragraph-properties fo:line-height="150%"/>
      <style:text-properties style:font-name-complex="Calibri" fo:font-size="16pt" style:font-size-asian="16pt" style:font-size-complex="16pt"/>
    </style:style>
    <style:style style:name="P17" style:parent-style-name="Normal" style:family="paragraph">
      <style:paragraph-properties fo:line-height="150%"/>
      <style:text-properties style:font-name-complex="Calibri" fo:font-size="16pt" style:font-size-asian="16pt" style:font-size-complex="16pt"/>
    </style:style>
    <style:style style:name="P18" style:parent-style-name="Normal" style:family="paragraph">
      <style:paragraph-properties fo:line-height="150%"/>
    </style:style>
    <style:style style:name="T19" style:parent-style-name="DefaultParagraphFont" style:family="text">
      <style:text-properties style:font-name-complex="Calibri" fo:font-size="16pt" style:font-size-asian="16pt" style:font-size-complex="16pt"/>
    </style:style>
    <style:style style:name="P20" style:parent-style-name="Normal" style:family="paragraph">
      <style:paragraph-properties fo:line-height="150%"/>
    </style:style>
    <style:style style:name="T21" style:parent-style-name="DefaultParagraphFont" style:family="text">
      <style:text-properties style:font-name-complex="Calibri" fo:font-weight="bold" style:font-weight-asian="bold" fo:font-size="12pt" style:font-size-asian="12pt" style:font-size-complex="12pt"/>
    </style:style>
    <style:style style:name="P22" style:parent-style-name="Normal" style:family="paragraph">
      <style:paragraph-properties fo:text-align="justify" fo:line-height="150%"/>
      <style:text-properties style:font-name-complex="Calibri" fo:font-size="12pt" style:font-size-asian="12pt" style:font-size-complex="12pt"/>
    </style:style>
    <style:style style:name="P23"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24" style:parent-style-name="Normal" style:family="paragraph">
      <style:paragraph-properties fo:text-align="justify" fo:line-height="150%"/>
      <style:text-properties style:font-name-complex="Calibri" fo:font-size="12pt" style:font-size-asian="12pt" style:font-size-complex="12pt"/>
    </style:style>
    <style:style style:name="P25"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26" style:parent-style-name="Normal" style:family="paragraph">
      <style:paragraph-properties fo:text-align="justify" fo:line-height="150%"/>
      <style:text-properties style:font-name-complex="Calibri" fo:font-size="12pt" style:font-size-asian="12pt" style:font-size-complex="12pt"/>
    </style:style>
    <style:style style:name="P27"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28" style:parent-style-name="Normal" style:family="paragraph">
      <style:paragraph-properties fo:text-align="justify" fo:line-height="150%" fo:text-indent="0.5in"/>
      <style:text-properties style:font-name-complex="Calibri" fo:font-size="12pt" style:font-size-asian="12pt" style:font-size-complex="12pt"/>
    </style:style>
    <style:style style:name="P29"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30" style:parent-style-name="Normal" style:family="paragraph">
      <style:paragraph-properties fo:text-align="justify" fo:line-height="150%"/>
      <style:text-properties style:font-name-complex="Calibri" fo:font-size="12pt" style:font-size-asian="12pt" style:font-size-complex="12pt"/>
    </style:style>
    <style:style style:name="P31"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32" style:parent-style-name="ListParagraph" style:list-style-name="LFO1" style:family="paragraph">
      <style:paragraph-properties fo:text-align="justify" fo:line-height="150%"/>
      <style:text-properties style:font-name-complex="Calibri" fo:font-size="12pt" style:font-size-asian="12pt" style:font-size-complex="12pt"/>
    </style:style>
    <style:style style:name="P33" style:parent-style-name="ListParagraph" style:list-style-name="LFO1" style:family="paragraph">
      <style:paragraph-properties fo:text-align="justify" fo:line-height="115%"/>
      <style:text-properties style:font-name-complex="Calibri" fo:font-size="12pt" style:font-size-asian="12pt" style:font-size-complex="12pt"/>
    </style:style>
    <style:style style:name="P34" style:parent-style-name="ListParagraph" style:list-style-name="LFO1" style:family="paragraph">
      <style:paragraph-properties fo:text-align="justify" fo:line-height="150%"/>
      <style:text-properties style:font-name-complex="Calibri" fo:font-size="12pt" style:font-size-asian="12pt" style:font-size-complex="12pt"/>
    </style:style>
    <style:style style:name="P35" style:parent-style-name="Normal" style:family="paragraph">
      <style:paragraph-properties fo:text-align="justify" fo:line-height="115%"/>
      <style:text-properties style:font-name-complex="Calibri" fo:font-weight="bold" style:font-weight-asian="bold" fo:font-size="12pt" style:font-size-asian="12pt" style:font-size-complex="12pt"/>
    </style:style>
    <style:style style:name="P36" style:parent-style-name="ListParagraph" style:list-style-name="LFO2" style:family="paragraph">
      <style:paragraph-properties fo:text-align="justify" fo:line-height="115%"/>
    </style:style>
    <style:style style:name="T37" style:parent-style-name="DefaultParagraphFont" style:family="text">
      <style:text-properties style:font-name-complex="Calibri" fo:font-size="12pt" style:font-size-asian="12pt" style:font-size-complex="12pt"/>
    </style:style>
    <style:style style:name="P38" style:parent-style-name="ListParagraph" style:list-style-name="LFO2" style:family="paragraph">
      <style:paragraph-properties fo:text-align="justify" fo:line-height="115%"/>
    </style:style>
    <style:style style:name="T39" style:parent-style-name="DefaultParagraphFont" style:family="text">
      <style:text-properties style:font-name-complex="Calibri" fo:font-size="12pt" style:font-size-asian="12pt" style:font-size-complex="12pt"/>
    </style:style>
    <style:style style:name="P40" style:parent-style-name="ListParagraph" style:list-style-name="LFO2" style:family="paragraph">
      <style:paragraph-properties fo:text-align="justify" fo:line-height="115%"/>
    </style:style>
    <style:style style:name="T41" style:parent-style-name="DefaultParagraphFont" style:family="text">
      <style:text-properties style:font-name-complex="Calibri" fo:font-size="12pt" style:font-size-asian="12pt" style:font-size-complex="12pt"/>
    </style:style>
    <style:style style:name="P42" style:parent-style-name="ListParagraph" style:list-style-name="LFO2" style:family="paragraph">
      <style:paragraph-properties fo:text-align="justify" fo:line-height="115%"/>
    </style:style>
    <style:style style:name="T43" style:parent-style-name="DefaultParagraphFont" style:family="text">
      <style:text-properties style:font-name-complex="Calibri" fo:font-size="12pt" style:font-size-asian="12pt" style:font-size-complex="12pt"/>
    </style:style>
    <style:style style:name="P44" style:parent-style-name="ListParagraph" style:list-style-name="LFO2" style:family="paragraph">
      <style:paragraph-properties fo:text-align="justify" fo:line-height="115%"/>
    </style:style>
    <style:style style:name="T45" style:parent-style-name="DefaultParagraphFont" style:family="text">
      <style:text-properties style:font-name-complex="Calibri" fo:font-size="12pt" style:font-size-asian="12pt" style:font-size-complex="12pt"/>
    </style:style>
    <style:style style:name="T46" style:parent-style-name="DefaultParagraphFont" style:family="text">
      <style:text-properties style:font-name-complex="Calibri" fo:font-size="12pt" style:font-size-asian="12pt" style:font-size-complex="12pt"/>
    </style:style>
    <style:style style:name="P47" style:parent-style-name="ListParagraph" style:list-style-name="LFO2" style:family="paragraph">
      <style:paragraph-properties fo:text-align="justify" fo:line-height="115%"/>
    </style:style>
    <style:style style:name="T48" style:parent-style-name="DefaultParagraphFont" style:family="text">
      <style:text-properties style:font-name-complex="Calibri" fo:font-size="12pt" style:font-size-asian="12pt" style:font-size-complex="12pt"/>
    </style:style>
    <style:style style:name="P49" style:parent-style-name="ListParagraph" style:list-style-name="LFO2" style:family="paragraph">
      <style:paragraph-properties fo:text-align="justify" fo:line-height="115%"/>
    </style:style>
    <style:style style:name="T50" style:parent-style-name="DefaultParagraphFont" style:family="text">
      <style:text-properties style:font-name-complex="Calibri" fo:font-size="12pt" style:font-size-asian="12pt" style:font-size-complex="12pt"/>
    </style:style>
    <style:style style:name="P51" style:parent-style-name="ListParagraph" style:list-style-name="LFO2" style:family="paragraph">
      <style:paragraph-properties fo:text-align="justify" fo:line-height="115%"/>
    </style:style>
    <style:style style:name="T52" style:parent-style-name="DefaultParagraphFont" style:family="text">
      <style:text-properties style:font-name-complex="Calibri" fo:font-size="12pt" style:font-size-asian="12pt" style:font-size-complex="12pt"/>
    </style:style>
    <style:style style:name="P53" style:parent-style-name="Normal" style:family="paragraph">
      <style:paragraph-properties fo:text-align="justify" fo:line-height="115%"/>
      <style:text-properties style:font-name-complex="Calibri" fo:font-weight="bold" style:font-weight-asian="bold" fo:font-size="12pt" style:font-size-asian="12pt" style:font-size-complex="12pt"/>
    </style:style>
    <style:style style:name="P54" style:parent-style-name="ListParagraph" style:list-style-name="LFO3" style:family="paragraph">
      <style:paragraph-properties fo:text-align="justify" fo:line-height="115%"/>
      <style:text-properties style:font-name-complex="Calibri" fo:font-size="12pt" style:font-size-asian="12pt" style:font-size-complex="12pt"/>
    </style:style>
    <style:style style:name="P55" style:parent-style-name="ListParagraph" style:list-style-name="LFO3" style:family="paragraph">
      <style:paragraph-properties fo:text-align="justify" fo:line-height="115%"/>
      <style:text-properties style:font-name-complex="Calibri" fo:font-size="12pt" style:font-size-asian="12pt" style:font-size-complex="12pt"/>
    </style:style>
    <style:style style:name="P56" style:parent-style-name="Normal" style:family="paragraph">
      <style:paragraph-properties fo:text-align="justify" fo:line-height="115%" fo:margin-left="0.25in">
        <style:tab-stops/>
      </style:paragraph-properties>
    </style:style>
    <style:style style:name="T57" style:parent-style-name="DefaultParagraphFont" style:family="text">
      <style:text-properties fo:font-weight="bold" style:font-weight-asian="bold" fo:font-size="14pt" style:font-size-asian="14pt" style:font-size-complex="14pt"/>
    </style:style>
    <style:style style:name="T58" style:parent-style-name="DefaultParagraphFont" style:family="text">
      <style:text-properties fo:font-size="12pt" style:font-size-asian="12pt" style:font-size-complex="12pt"/>
    </style:style>
    <style:style style:name="P59" style:parent-style-name="Normal" style:family="paragraph">
      <style:paragraph-properties fo:text-align="justify"/>
      <style:text-properties style:font-name-complex="Calibri" fo:font-size="12pt" style:font-size-asian="12pt" style:font-size-complex="12pt"/>
    </style:style>
    <style:style style:name="P60" style:parent-style-name="Normal" style:family="paragraph">
      <style:paragraph-properties fo:text-align="justify"/>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P63" style:parent-style-name="Normal" style:family="paragraph">
      <style:paragraph-properties fo:text-align="center"/>
    </style:style>
    <style:style style:name="T64" style:parent-style-name="DefaultParagraphFont" style:family="text">
      <style:text-properties fo:font-weight="bold" style:font-weight-asian="bold"/>
    </style:style>
    <style:style style:name="P65" style:parent-style-name="Normal" style:family="paragraph">
      <style:paragraph-properties fo:text-align="center"/>
    </style:style>
    <style:style style:name="T66" style:parent-style-name="DefaultParagraphFont" style:family="text">
      <style:text-properties fo:font-weight="bold" style:font-weight-asian="bold"/>
    </style:style>
    <style:style style:name="P67" style:parent-style-name="Normal" style:family="paragraph">
      <style:paragraph-properties fo:text-align="center"/>
      <style:text-properties fo:font-size="12pt" style:font-size-asian="12pt" style:font-size-complex="12pt"/>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P75" style:parent-style-name="Normal" style:family="paragraph">
      <style:paragraph-properties fo:text-align="justify">
        <style:tab-stops>
          <style:tab-stop style:type="left" style:position="2.0312in"/>
        </style:tab-stops>
      </style:paragraph-properties>
    </style:style>
    <style:style style:name="P76" style:parent-style-name="Normal" style:family="paragraph">
      <style:paragraph-properties fo:text-align="justify">
        <style:tab-stops>
          <style:tab-stop style:type="left" style:position="2.0312in"/>
        </style:tab-stops>
      </style:paragraph-properties>
    </style:style>
    <style:style style:name="P77" style:parent-style-name="Normal" style:family="paragraph">
      <style:paragraph-properties fo:text-align="justify"/>
    </style:style>
    <style:style style:name="P78" style:parent-style-name="Normal" style:family="paragraph">
      <style:paragraph-properties fo:text-align="justify">
        <style:tab-stops>
          <style:tab-stop style:type="left" style:position="1.2083in"/>
        </style:tab-stops>
      </style:paragraph-properties>
    </style:style>
    <style:style style:name="T79" style:parent-style-name="DefaultParagraphFont" style:family="text">
      <style:text-properties fo:font-weight="bold" style:font-weight-asian="bold"/>
    </style:style>
    <style:style style:name="P80" style:parent-style-name="Normal" style:family="paragraph">
      <style:paragraph-properties fo:text-align="center"/>
    </style:style>
    <style:style style:name="P81" style:parent-style-name="Normal" style:family="paragraph">
      <style:paragraph-properties fo:text-align="justify">
        <style:tab-stops>
          <style:tab-stop style:type="left" style:position="1.2083in"/>
        </style:tab-stops>
      </style:paragraph-properties>
    </style:style>
    <style:style style:name="P82" style:parent-style-name="Normal" style:family="paragraph">
      <style:paragraph-properties fo:text-align="justify">
        <style:tab-stops>
          <style:tab-stop style:type="left" style:position="1.2083in"/>
        </style:tab-stops>
      </style:paragraph-properties>
    </style:style>
    <style:style style:name="P83" style:parent-style-name="Normal" style:family="paragraph">
      <style:paragraph-properties fo:text-align="justify">
        <style:tab-stops>
          <style:tab-stop style:type="left" style:position="1.2083in"/>
        </style:tab-stops>
      </style:paragraph-properties>
    </style:style>
    <style:style style:name="P84" style:parent-style-name="Normal" style:family="paragraph">
      <style:paragraph-properties fo:text-align="justify">
        <style:tab-stops>
          <style:tab-stop style:type="left" style:position="1.2083in"/>
        </style:tab-stops>
      </style:paragraph-properties>
    </style:style>
    <style:style style:name="T85" style:parent-style-name="DefaultParagraphFont" style:family="text">
      <style:text-properties fo:font-weight="bold" style:font-weight-asian="bold"/>
    </style:style>
    <style:style style:name="P86" style:parent-style-name="Normal" style:family="paragraph">
      <style:paragraph-properties fo:text-align="center"/>
    </style:style>
    <style:style style:name="P87" style:parent-style-name="Normal" style:family="paragraph">
      <style:paragraph-properties fo:text-align="justify">
        <style:tab-stops>
          <style:tab-stop style:type="left" style:position="1.2083in"/>
        </style:tab-stops>
      </style:paragraph-properties>
    </style:style>
    <style:style style:name="T88" style:parent-style-name="DefaultParagraphFont" style:family="text">
      <style:text-properties fo:font-weight="bold" style:font-weight-asian="bold"/>
    </style:style>
    <style:style style:name="P89" style:parent-style-name="Normal" style:family="paragraph">
      <style:paragraph-properties fo:text-align="justify">
        <style:tab-stops>
          <style:tab-stop style:type="left" style:position="1.2083in"/>
        </style:tab-stops>
      </style:paragraph-properties>
    </style:style>
    <style:style style:name="T90" style:parent-style-name="DefaultParagraphFont" style:family="text">
      <style:text-properties fo:font-weight="bold" style:font-weight-asian="bold"/>
    </style:style>
    <style:style style:name="P91" style:parent-style-name="Normal" style:family="paragraph">
      <style:paragraph-properties fo:text-align="center"/>
    </style:style>
    <style:style style:name="P92" style:parent-style-name="Normal" style:family="paragraph">
      <style:paragraph-properties fo:text-align="justify">
        <style:tab-stops>
          <style:tab-stop style:type="left" style:position="1.2083in"/>
        </style:tab-stops>
      </style:paragraph-properties>
    </style:style>
    <style:style style:name="P93" style:parent-style-name="Normal" style:family="paragraph">
      <style:paragraph-properties fo:text-align="justify">
        <style:tab-stops>
          <style:tab-stop style:type="left" style:position="1.2083in"/>
        </style:tab-stops>
      </style:paragraph-properties>
    </style:style>
    <style:style style:name="P94" style:parent-style-name="Normal" style:family="paragraph">
      <style:paragraph-properties fo:text-align="justify">
        <style:tab-stops>
          <style:tab-stop style:type="left" style:position="1.2083in"/>
        </style:tab-stops>
      </style:paragraph-properties>
    </style:style>
    <style:style style:name="T95" style:parent-style-name="DefaultParagraphFont" style:family="text">
      <style:text-properties fo:font-weight="bold" style:font-weight-asian="bold"/>
    </style:style>
    <style:style style:name="P96" style:parent-style-name="Normal" style:family="paragraph">
      <style:paragraph-properties fo:text-align="center"/>
    </style:style>
    <style:style style:name="P97" style:parent-style-name="Normal" style:family="paragraph">
      <style:paragraph-properties fo:text-align="justify">
        <style:tab-stops>
          <style:tab-stop style:type="left" style:position="1.2083in"/>
        </style:tab-stops>
      </style:paragraph-properties>
    </style:style>
    <style:style style:name="P98" style:parent-style-name="Normal" style:family="paragraph">
      <style:paragraph-properties fo:text-align="justify">
        <style:tab-stops>
          <style:tab-stop style:type="left" style:position="1.2083in"/>
        </style:tab-stops>
      </style:paragraph-properties>
    </style:style>
    <style:style style:name="P99" style:parent-style-name="Normal" style:family="paragraph">
      <style:paragraph-properties fo:text-align="justify">
        <style:tab-stops>
          <style:tab-stop style:type="left" style:position="1.2083in"/>
        </style:tab-stops>
      </style:paragraph-properties>
    </style:style>
    <style:style style:name="T100" style:parent-style-name="DefaultParagraphFont" style:family="text">
      <style:text-properties fo:font-weight="bold" style:font-weight-asian="bold"/>
    </style:style>
    <style:style style:name="P101" style:parent-style-name="Normal" style:family="paragraph">
      <style:paragraph-properties fo:text-align="center"/>
    </style:style>
    <style:style style:name="P102" style:parent-style-name="Normal" style:family="paragraph">
      <style:paragraph-properties fo:text-align="justify">
        <style:tab-stops>
          <style:tab-stop style:type="left" style:position="1.2083in"/>
        </style:tab-stops>
      </style:paragraph-properties>
    </style:style>
    <style:style style:name="P103" style:parent-style-name="Normal" style:family="paragraph">
      <style:paragraph-properties fo:text-align="center"/>
    </style:style>
    <style:style style:name="P104" style:parent-style-name="Normal" style:family="paragraph">
      <style:paragraph-properties fo:text-align="justify">
        <style:tab-stops>
          <style:tab-stop style:type="left" style:position="1.2083in"/>
        </style:tab-stops>
      </style:paragraph-properties>
    </style:style>
    <style:style style:name="P105" style:parent-style-name="Normal" style:family="paragraph">
      <style:paragraph-properties fo:text-align="justify">
        <style:tab-stops>
          <style:tab-stop style:type="left" style:position="1.2083in"/>
        </style:tab-stops>
      </style:paragraph-properties>
    </style:style>
    <style:style style:name="P106" style:parent-style-name="Normal" style:family="paragraph">
      <style:paragraph-properties fo:text-align="justify">
        <style:tab-stops>
          <style:tab-stop style:type="left" style:position="1.2083in"/>
        </style:tab-stops>
      </style:paragraph-properties>
    </style:style>
    <style:style style:name="P107" style:parent-style-name="Normal" style:family="paragraph">
      <style:text-properties fo:font-size="12pt" style:font-size-asian="12pt" style:font-size-complex="12pt"/>
    </style:style>
    <style:style style:name="P108" style:parent-style-name="Normal" style:family="paragraph">
      <style:paragraph-properties fo:text-align="justify">
        <style:tab-stops>
          <style:tab-stop style:type="left" style:position="1.2083in"/>
        </style:tab-stops>
      </style:paragraph-properties>
    </style:style>
    <style:style style:name="P109" style:parent-style-name="Normal" style:family="paragraph">
      <style:paragraph-properties fo:text-align="justify">
        <style:tab-stops>
          <style:tab-stop style:type="left" style:position="1.2083in"/>
        </style:tab-stops>
      </style:paragraph-properties>
    </style:style>
    <style:style style:name="T110" style:parent-style-name="DefaultParagraphFont" style:family="text">
      <style:text-properties fo:font-weight="bold" style:font-weight-asian="bold" fo:font-size="14pt" style:font-size-asian="14pt" style:font-size-complex="14pt"/>
    </style:style>
    <style:style style:name="P111" style:parent-style-name="Normal" style:family="paragraph">
      <style:paragraph-properties fo:text-align="justify">
        <style:tab-stops>
          <style:tab-stop style:type="left" style:position="1.2083in"/>
        </style:tab-stops>
      </style:paragraph-properties>
    </style:style>
    <style:style style:name="P112" style:parent-style-name="Normal" style:family="paragraph">
      <style:paragraph-properties fo:text-align="justify">
        <style:tab-stops>
          <style:tab-stop style:type="left" style:position="1.2083in"/>
        </style:tab-stops>
      </style:paragraph-properties>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justify">
        <style:tab-stops>
          <style:tab-stop style:type="left" style:position="1.2083in"/>
          <style:tab-stop style:type="left" style:position="4.6388in"/>
        </style:tab-stops>
      </style:paragraph-properties>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paragraph-properties fo:text-align="justify">
        <style:tab-stops>
          <style:tab-stop style:type="left" style:position="2.1666in"/>
          <style:tab-stop style:type="left" style:position="4.6388in"/>
        </style:tab-stops>
      </style:paragraph-properties>
    </style:style>
    <style:style style:name="P121" style:parent-style-name="Normal" style:family="paragraph">
      <style:paragraph-properties fo:text-align="center"/>
    </style:style>
    <style:style style:name="P122" style:parent-style-name="Normal" style:family="paragraph">
      <style:paragraph-properties fo:text-align="justify">
        <style:tab-stops>
          <style:tab-stop style:type="left" style:position="1.2083in"/>
        </style:tab-stops>
      </style:paragraph-properties>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justify">
        <style:tab-stops>
          <style:tab-stop style:type="left" style:position="1.2083in"/>
        </style:tab-stops>
      </style:paragraph-properties>
    </style:style>
    <style:style style:name="P127" style:parent-style-name="Normal" style:family="paragraph">
      <style:paragraph-properties fo:text-align="justify">
        <style:tab-stops>
          <style:tab-stop style:type="left" style:position="5.7986in"/>
        </style:tab-stops>
      </style:paragraph-properties>
    </style:style>
    <style:style style:name="P128" style:parent-style-name="Normal" style:family="paragraph">
      <style:paragraph-properties fo:text-align="justify">
        <style:tab-stops>
          <style:tab-stop style:type="left" style:position="2.9375in"/>
          <style:tab-stop style:type="center" style:position="3.25in"/>
        </style:tab-stops>
      </style:paragraph-properties>
    </style:style>
    <style:style style:name="P129" style:parent-style-name="Normal" style:family="paragraph">
      <style:paragraph-properties fo:text-align="justify">
        <style:tab-stops>
          <style:tab-stop style:type="left" style:position="1.2083in"/>
        </style:tab-stops>
      </style:paragraph-properties>
    </style:style>
    <style:style style:name="P130" style:parent-style-name="Normal" style:family="paragraph">
      <style:paragraph-properties fo:text-align="center"/>
    </style:style>
    <style:style style:name="P131" style:parent-style-name="Normal" style:family="paragraph">
      <style:paragraph-properties fo:text-align="justify">
        <style:tab-stops>
          <style:tab-stop style:type="left" style:position="4.0277in"/>
        </style:tab-stops>
      </style:paragraph-properties>
    </style:style>
    <style:style style:name="P132" style:parent-style-name="Normal" style:family="paragraph">
      <style:paragraph-properties fo:text-align="justify">
        <style:tab-stops>
          <style:tab-stop style:type="left" style:position="1.2083in"/>
        </style:tab-stops>
      </style:paragraph-properties>
    </style:style>
    <style:style style:name="P133" style:parent-style-name="Normal" style:family="paragraph">
      <style:paragraph-properties fo:text-align="justify">
        <style:tab-stops>
          <style:tab-stop style:type="center" style:position="3.25in"/>
        </style:tab-stops>
      </style:paragraph-properties>
    </style:style>
    <style:style style:name="P134" style:parent-style-name="Normal" style:family="paragraph">
      <style:paragraph-properties fo:text-align="justify">
        <style:tab-stops>
          <style:tab-stop style:type="left" style:position="1.2083in"/>
        </style:tab-stops>
      </style:paragraph-properties>
    </style:style>
    <style:style style:name="P135" style:parent-style-name="Normal" style:family="paragraph">
      <style:paragraph-properties fo:text-align="justify">
        <style:tab-stops>
          <style:tab-stop style:type="left" style:position="3.1041in"/>
          <style:tab-stop style:type="left" style:position="4.1979in"/>
          <style:tab-stop style:type="left" style:position="5.868in"/>
        </style:tab-stops>
      </style:paragraph-properties>
    </style:style>
    <style:style style:name="P136" style:parent-style-name="Normal" style:family="paragraph">
      <style:paragraph-properties fo:text-align="justify">
        <style:tab-stops>
          <style:tab-stop style:type="left" style:position="1.2083in"/>
        </style:tab-stops>
      </style:paragraph-properties>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justify">
        <style:tab-stops>
          <style:tab-stop style:type="left" style:position="5.5694in"/>
        </style:tab-stops>
      </style:paragraph-properties>
    </style:style>
    <style:style style:name="P140" style:parent-style-name="Normal" style:family="paragraph">
      <style:paragraph-properties fo:text-align="center"/>
    </style:style>
    <style:style style:name="P141" style:parent-style-name="Normal" style:family="paragraph">
      <style:paragraph-properties fo:text-align="justify"/>
    </style:style>
    <style:style style:name="P142" style:parent-style-name="Normal" style:family="paragraph">
      <style:paragraph-properties fo:text-align="center"/>
    </style:style>
    <style:style style:name="P143" style:parent-style-name="Normal" style:family="paragraph">
      <style:paragraph-properties fo:text-align="justify"/>
    </style:style>
    <style:style style:name="P144" style:parent-style-name="Normal" style:family="paragraph">
      <style:paragraph-properties fo:text-align="justify">
        <style:tab-stops>
          <style:tab-stop style:type="center" style:position="3.25in"/>
          <style:tab-stop style:type="left" style:position="5.5729in"/>
        </style:tab-stops>
      </style:paragraph-properties>
    </style:style>
    <style:style style:name="P145" style:parent-style-name="Normal" style:family="paragraph">
      <style:paragraph-properties fo:text-align="justify">
        <style:tab-stops>
          <style:tab-stop style:type="left" style:position="2.677in"/>
        </style:tab-stops>
      </style:paragraph-properties>
    </style:style>
    <style:style style:name="P146" style:parent-style-name="Normal" style:family="paragraph">
      <style:paragraph-properties fo:text-align="center"/>
    </style:style>
    <style:style style:name="P147" style:parent-style-name="Normal" style:family="paragraph">
      <style:paragraph-properties fo:text-align="justify">
        <style:tab-stops>
          <style:tab-stop style:type="left" style:position="3.1458in"/>
          <style:tab-stop style:type="left" style:position="4.1666in"/>
          <style:tab-stop style:type="left" style:position="5.6875in"/>
        </style:tab-stops>
      </style:paragraph-properties>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tab-stops>
          <style:tab-stop style:type="left" style:position="1.125in"/>
        </style:tab-stops>
      </style:paragraph-properties>
    </style:style>
    <style:style style:name="P154" style:parent-style-name="Normal" style:family="paragraph">
      <style:paragraph-properties fo:text-align="justify" fo:line-height="150%"/>
      <style:text-properties style:font-name-complex="Calibri" fo:font-size="12pt" style:font-size-asian="12pt" style:font-size-complex="12pt"/>
    </style:style>
    <style:style style:name="P155" style:parent-style-name="Normal" style:family="paragraph">
      <style:paragraph-properties fo:text-align="justify" fo:line-height="150%"/>
      <style:text-properties style:font-name-complex="Calibri" fo:font-weight="bold" style:font-weight-asian="bold" fo:font-size="12pt" style:font-size-asian="12pt" style:font-size-complex="12pt"/>
    </style:style>
    <style:style style:name="P156" style:parent-style-name="ListParagraph" style:list-style-name="LFO4" style:family="paragraph">
      <style:paragraph-properties fo:text-align="justify" fo:line-height="115%"/>
      <style:text-properties style:font-name-complex="Calibri" fo:font-size="12pt" style:font-size-asian="12pt" style:font-size-complex="12pt"/>
    </style:style>
    <style:style style:name="P157" style:parent-style-name="ListParagraph" style:list-style-name="LFO4" style:family="paragraph">
      <style:paragraph-properties fo:text-align="justify" fo:line-height="115%"/>
      <style:text-properties style:font-name-complex="Calibri" fo:font-size="12pt" style:font-size-asian="12pt" style:font-size-complex="12pt"/>
    </style:style>
    <style:style style:name="P158" style:parent-style-name="ListParagraph" style:list-style-name="LFO4" style:family="paragraph">
      <style:paragraph-properties fo:text-align="justify" fo:line-height="115%"/>
      <style:text-properties style:font-name-complex="Calibri" fo:font-size="12pt" style:font-size-asian="12pt" style:font-size-complex="12pt"/>
    </style:style>
    <style:style style:name="P159" style:parent-style-name="Normal" style:family="paragraph">
      <style:paragraph-properties fo:text-align="justify" fo:line-height="150%"/>
      <style:text-properties style:font-name-complex="Calibri" fo:font-size="12pt" style:font-size-asian="12pt" style:font-size-complex="12pt"/>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style:wrap="run-through" style:run-through="foreground" draw:fill="none" draw:stroke="solid" svg:stroke-width="0.00694in" svg:stroke-color="#000000" draw:marker-end="a32" svg:stroke-opacity="100%" draw:stroke-linejoin="miter" svg:stroke-linecap="butt" style:horizontal-rel="paragraph" style:vertical-rel="paragraph" style:horizontal-pos="from-left" style:vertical-pos="from-top"/>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none" draw:stroke="solid" svg:stroke-width="0.00694in" svg:stroke-color="#000000" draw:marker-end="a35" svg:stroke-opacity="100%" draw:stroke-linejoin="miter" svg:stroke-linecap="butt" style:horizontal-rel="paragraph" style:vertical-rel="paragraph" style:horizontal-pos="from-left" style:vertical-pos="from-top"/>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0694in" svg:stroke-color="#000000" draw:marker-end="a0"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0694in" svg:stroke-color="#000000" draw:marker-end="a80" svg:stroke-opacity="100%" draw:stroke-linejoin="miter" svg:stroke-linecap="butt" style:horizontal-rel="paragraph" style:vertical-rel="paragraph" style:horizontal-pos="from-left" style:vertical-pos="from-top"/>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000000" draw:marker-end="a5" svg:stroke-opacity="100%" draw:stroke-linejoin="miter" svg:stroke-linecap="butt" style:horizontal-rel="paragraph" style:vertical-rel="paragraph" style:horizontal-pos="from-left" style:vertical-pos="from-top"/>
    </style:style>
    <style:style style:family="graphic" style:name="a8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000000" draw:marker-end="a8" svg:stroke-opacity="100%" draw:stroke-linejoin="miter" svg:stroke-linecap="butt" style:horizontal-rel="paragraph" style:vertical-rel="paragraph" style:horizontal-pos="from-left" style:vertical-pos="from-top"/>
    </style:style>
    <style:style style:family="graphic" style:name="a89">
      <style:graphic-properties style:wrap="run-through" style:run-through="foreground" draw:fill="none" draw:stroke="solid" svg:stroke-width="0.00694in" svg:stroke-color="#000000" draw:marker-end="a88"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0694in" svg:stroke-color="#000000" draw:marker-end="a15" svg:stroke-opacity="100%" draw:stroke-linejoin="miter" svg:stroke-linecap="butt" style:horizontal-rel="paragraph" style:vertical-rel="paragraph" style:horizontal-pos="from-left" style:vertical-pos="from-top"/>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style:wrap="run-through" style:run-through="foreground" draw:fill="none" draw:stroke="solid" svg:stroke-width="0.00694in" svg:stroke-color="#000000" draw:marker-end="a61"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000000" draw:marker-end="a64" svg:stroke-opacity="100%" draw:stroke-linejoin="miter" svg:stroke-linecap="butt" style:horizontal-rel="paragraph" style:vertical-rel="paragraph" style:horizontal-pos="from-left" style:vertical-pos="from-top"/>
    </style:style>
    <style:style style:family="graphic" style:name="a6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style:wrap="run-through" style:run-through="foreground" draw:fill="none" draw:stroke="solid" svg:stroke-width="0.00694in" svg:stroke-color="#000000" draw:marker-end="a48" svg:stroke-opacity="100%" draw:stroke-linejoin="miter" svg:stroke-linecap="butt" style:horizontal-rel="paragraph" style:vertical-rel="paragraph" style:horizontal-pos="from-left" style:vertical-pos="from-top"/>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draw:fill="none" draw:stroke="solid" svg:stroke-width="0.00694in" svg:stroke-color="#000000" draw:marker-end="a19" svg:stroke-opacity="100%" draw:stroke-linejoin="miter" svg:stroke-linecap="butt" style:horizontal-rel="paragraph" style:vertical-rel="paragraph" style:horizontal-pos="from-left" style:vertical-pos="from-top"/>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0694in" svg:stroke-color="#000000" draw:marker-end="a23" svg:stroke-opacity="100%" draw:stroke-linejoin="miter" svg:stroke-linecap="butt" style:horizontal-rel="paragraph" style:vertical-rel="paragraph" style:horizontal-pos="from-left" style:vertical-pos="from-top"/>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0694in" svg:stroke-color="#000000" draw:marker-end="a26" svg:stroke-opacity="100%" draw:stroke-linejoin="miter" svg:stroke-linecap="butt" style:horizontal-rel="paragraph" style:vertical-rel="paragraph" style:horizontal-pos="from-left" style:vertical-pos="from-top"/>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style:wrap="run-through" style:run-through="foreground" draw:fill="none" draw:stroke="solid" svg:stroke-width="0.00694in" svg:stroke-color="#000000" draw:marker-end="a72"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0694in" svg:stroke-color="#000000" draw:marker-end="a74" svg:stroke-opacity="100%" draw:stroke-linejoin="miter" svg:stroke-linecap="butt" style:horizontal-rel="paragraph" style:vertical-rel="paragraph" style:horizontal-pos="from-left" style:vertical-pos="from-top"/>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style:wrap="run-through" style:run-through="foreground" draw:fill="none" draw:stroke="solid" svg:stroke-width="0.00694in" svg:stroke-color="#000000" draw:marker-end="a54"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text:s text:c="5"/>SAIGAN Pvt. Ltd.</text:p>
      <text:p text:style-name="P7"><text:s text:c="6"/>(PVC PIPES SUPPLIER)</text:p>
      <text:p text:style-name="P8"/>
      <text:p text:style-name="P9"/>
      <text:p text:style-name="P10"/>
      <text:p text:style-name="P11"/>
      <text:p text:style-name="P12"/>
      <text:p text:style-name="P13"/>
      <text:p text:style-name="P14"/>
      <text:p text:style-name="P15">Proposed by</text:p>
      <text:p text:style-name="P16">Ganesh Kumar Chimakurthi</text:p>
      <text:p text:style-name="P17">M.Sc. Data Analytics (First Semester)</text:p>
      <text:p text:style-name="P18"><text:span text:style-name="T19">Student Id – 16130961</text:span></text:p>
      <text:p text:style-name="P20"><text:span text:style-name="T21">Business Background:</text:span></text:p>
      <text:p text:style-name="P22"><text:tab/>Increase in population nowadays lead to increase in construction of houses for shelter. PVC pipes is one of the most important parts in construction. So Saigan is an organization which is established two years ago to provide PVC pipes for customers at affordable prices.</text:p>
      <text:p text:style-name="P23">Structure of Company:</text:p>
      <text:p text:style-name="P24"><text:tab/>Saigan Pvt. Ltd. is an organization situated at Nellore which has motto of producing quality PVC pipes to customers and making profits. It has good number of customers where nearly 50-60 people will come for purchasing. Company runs throughout the week for 10 hours from 10am to 8pm with eight servants by receiving the customers. Once customer enters, he will check for the availability of product and orders the amount he requires and then he will carry those things by his own transportation.</text:p>
      <text:p text:style-name="P25">Scope and Objectives:</text:p>
      <text:p text:style-name="P26"><text:tab/>Since the main objective of organization is to make profits and satisfying customers, we cannot predict that every customer will purchase. sometimes overlapping of customers takes place due to multiple entrants<text:s/>of customers in organization. So, customers have to wait for some time until one of our servants gets free. In Recent times, our company is facing gradual fall in customers due to increase in number of firms and firm competition. These are two main phases<text:s/>where some reforms can be done.<text:s/></text:p>
      <text:p text:style-name="P27">Scope for Reforms:</text:p>
      <text:p text:style-name="P28"><text:s/>I am implementing a scheme where customer can order online or call directly to customer service agent of Saigan Pvt. Ltd. for tracking the availability of products and also for ordering the product. Our<text:s/>customer service agent will store the details of the customer by asking his name, gender, address and other necessary details and stores in database or customer can register with company website. Once the order was done, customer service agent tells the servant to deliver those products to the address of customer and takes the customers feedback. So, customer need not to waste time in waiting and the products are straightly delivered to home without any surcharges.</text:p>
      <text:p text:style-name="P29">Infrastructure:</text:p>
      <text:p text:style-name="P30"><text:s/><text:tab/>Salesforce is a cloud which is used to implement the above process because of its scalability and availability of tools. By using Salesforce, we can create fields which is related to customer and products of organization which is useful in creating and analyzing the reports. It is simple and helpful in maintaining time management.</text:p>
      <text:p text:style-name="P31">Key steps in process:</text:p>
      <text:list text:style-name="LFO1" text:continue-numbering="true">
        <text:list-item>
          <text:p text:style-name="P32">If a customer opts for a service, he either registers himself in company’s website or calls to the customer service agent and gives his complete details such as name, age, gender, address for the first time. Later he can order straightly for the quantity and type of product.</text:p>
        </text:list-item>
        <text:list-item>
          <text:p text:style-name="P33">Customer service agent will store the details of customers in database for future purpose.</text:p>
        </text:list-item>
        <text:list-item>
          <text:p text:style-name="P34">Customer service agent will make the servant to deliver the products to customer after getting the order from customer.</text:p>
        </text:list-item>
      </text:list>
      <text:p text:style-name="P35">Benefits:</text:p>
      <text:list text:style-name="LFO2" text:continue-numbering="true">
        <text:list-item>
          <text:p text:style-name="P36"><text:span text:style-name="T37">Attracts new customers</text:span></text:p>
        </text:list-item>
        <text:list-item>
          <text:p text:style-name="P38"><text:span text:style-name="T39">Waiting of customers can be avoided and customer satisfaction can be brought</text:span></text:p>
        </text:list-item>
        <text:list-item>
          <text:p text:style-name="P40"><text:span text:style-name="T41">Expansion of business</text:span></text:p>
        </text:list-item>
        <text:list-item>
          <text:p text:style-name="P42"><text:span text:style-name="T43">Storage of customer’s details for future purpose</text:span></text:p>
        </text:list-item>
        <text:list-item>
          <text:p text:style-name="P44"><text:span text:style-name="T45">Ease of use and Excellent</text:span><text:span text:style-name="T46"><text:s/>functionality by using salesforce</text:span></text:p>
        </text:list-item>
        <text:list-item>
          <text:p text:style-name="P47"><text:span text:style-name="T48">Internet availability to most of customers</text:span></text:p>
        </text:list-item>
        <text:list-item>
          <text:p text:style-name="P49"><text:span text:style-name="T50">Easy update of new data</text:span></text:p>
        </text:list-item>
        <text:list-item>
          <text:p text:style-name="P51"><text:span text:style-name="T52">Feedback from customers</text:span></text:p>
        </text:list-item>
      </text:list>
      <text:p text:style-name="P53">Risks:</text:p>
      <text:list text:style-name="LFO3" text:continue-numbering="true">
        <text:list-item>
          <text:p text:style-name="P54">There might be a chance of delay while delivering products due to traffic or some other circumstances.</text:p>
        </text:list-item>
        <text:list-item>
          <text:p text:style-name="P55">Safety of pipes<text:s/>should be taken care while delivering.<text:bookmark-start text:name="_Hlk478607298"/><text:bookmark-end text:name="_Hlk478607298"/></text:p>
        </text:list-item>
      </text:list>
      <text:p text:style-name="P56"><text:span text:style-name="T57">Process Flow Diagram</text:span><text:span text:style-name="T58">:</text:span></text:p>
      <text:p text:style-name="P59"/>
      <text:p text:style-name="P60"><text:span text:style-name="T61"><draw:connector draw:type="line" svg:x1="1.04167in" svg:y1="0.625in" svg:x2="1.0507in" svg:y2="0.9375in" draw:z-index="251670528" draw:id="id0" draw:style-name="a1" draw:name="Straight Arrow Connector 21" text:anchor-type="paragraph"><svg:title/><svg:desc/></draw:connector></text:span><text:span text:style-name="T62"><draw:custom-shape svg:x="-0.02083in" svg:y="0.9375in" svg:width="2.17639in" svg:height="0.625in" draw:z-index="251660288" draw:id="id1" draw:style-name="a2" draw:name="Parallelogram 2" text:anchor-type="paragraph"><svg:title/><svg:desc/><text:p text:style-name="P63">Customer calls the customer Service Agent</text:p><draw:enhanced-geometry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5 * ?f8"/><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min(?f15, ?f14)"/><draw:equation draw:name="f19" draw:formula="100000 * ?f15"/><draw:equation draw:name="f20" draw:formula="?f7 + ?f16"/><draw:equation draw:name="f21" draw:formula="?f7 + ?f17"/><draw:equation draw:name="f22" draw:formula="?f19 / ?f18"/><draw:equation draw:name="f23" draw:formula="?f18 * ?f8"/><draw:equation draw:name="f24" draw:formula="?f23 / 200000"/><draw:equation draw:name="f25" draw:formula="?f23 / 100000"/><draw:equation draw:name="f26" draw:formula="?f9 / ?f22"/><draw:equation draw:name="f27" draw:formula="?f14 * ?f21"/><draw:equation draw:name="f28" draw:formula="?f12 - ?f24"/><draw:equation draw:name="f29" draw:formula="?f12 - ?f25"/><draw:equation draw:name="f30" draw:formula="1 + ?f26"/><draw:equation draw:name="f31" draw:formula="?f27 / ?f25"/><draw:equation draw:name="f32" draw:formula="?f29 / 2"/><draw:equation draw:name="f33" draw:formula="?f30 / 12"/><draw:equation draw:name="f34" draw:formula="?f13 - ?f31"/><draw:equation draw:name="f35" draw:formula="?f12 - ?f32"/><draw:equation draw:name="f36" draw:formula="?f33 * ?f15"/><draw:equation draw:name="f37" draw:formula="?f33 * ?f14"/><draw:equation draw:name="f38" draw:formula="?f12 - ?f36"/><draw:equation draw:name="f39" draw:formula="?f13 - ?f37"/></draw:enhanced-geometry></draw:custom-shape></text:span><text:span text:style-name="T64"><draw:custom-shape svg:x="0in" svg:y="2.04167in" svg:width="2.36389in" svg:height="0.61389in" draw:z-index="251663360" draw:id="id2" draw:style-name="a3" draw:name="Parallelogram 12" text:anchor-type="paragraph"><svg:title/><svg:desc/><text:p text:style-name="P65">C.S.A will ask the feedback from cutomer</text:p><draw:enhanced-geometry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5 * ?f8"/><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min(?f15, ?f14)"/><draw:equation draw:name="f19" draw:formula="100000 * ?f15"/><draw:equation draw:name="f20" draw:formula="?f7 + ?f16"/><draw:equation draw:name="f21" draw:formula="?f7 + ?f17"/><draw:equation draw:name="f22" draw:formula="?f19 / ?f18"/><draw:equation draw:name="f23" draw:formula="?f18 * ?f8"/><draw:equation draw:name="f24" draw:formula="?f23 / 200000"/><draw:equation draw:name="f25" draw:formula="?f23 / 100000"/><draw:equation draw:name="f26" draw:formula="?f9 / ?f22"/><draw:equation draw:name="f27" draw:formula="?f14 * ?f21"/><draw:equation draw:name="f28" draw:formula="?f12 - ?f24"/><draw:equation draw:name="f29" draw:formula="?f12 - ?f25"/><draw:equation draw:name="f30" draw:formula="1 + ?f26"/><draw:equation draw:name="f31" draw:formula="?f27 / ?f25"/><draw:equation draw:name="f32" draw:formula="?f29 / 2"/><draw:equation draw:name="f33" draw:formula="?f30 / 12"/><draw:equation draw:name="f34" draw:formula="?f13 - ?f31"/><draw:equation draw:name="f35" draw:formula="?f12 - ?f32"/><draw:equation draw:name="f36" draw:formula="?f33 * ?f15"/><draw:equation draw:name="f37" draw:formula="?f33 * ?f14"/><draw:equation draw:name="f38" draw:formula="?f12 - ?f36"/><draw:equation draw:name="f39" draw:formula="?f13 - ?f37"/></draw:enhanced-geometry></draw:custom-shape></text:span><text:span text:style-name="T66"><draw:custom-shape svg:x="0.61458in" svg:y="0.20833in" svg:width="0.89514in" svg:height="0.40625in" draw:z-index="251659264" draw:id="id3" draw:style-name="a4" draw:name="Oval 1" text:anchor-type="paragraph"><svg:title/><svg:desc/><text:p text:style-name="P67">Star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68"/>
      <text:p text:style-name="P69"/>
      <text:p text:style-name="P70"/>
      <text:p text:style-name="P71"/>
      <text:p text:style-name="P72"><text:span text:style-name="T73"><draw:connector draw:type="line" svg:x1="0.97222in" svg:y1="0.01111in" svg:x2="0.97222in" svg:y2="0.3125in" draw:z-index="251671552" draw:id="id4" draw:style-name="a6" draw:name="Straight Arrow Connector 22" text:anchor-type="paragraph"><svg:title/><svg:desc/></draw:connector></text:span><text:span text:style-name="T74"><draw:custom-shape svg:x="0in" svg:y="0.31389in" svg:width="1.90625in" svg:height="0.94792in" draw:z-index="251662336" draw:id="id5" draw:style-name="a7" draw:name="Flowchart: Decision 4" text:anchor-type="paragraph"><svg:title/><svg:desc/><text:p text:style-name="Normal"><text:s/>Checks for availabiltiy</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p>
      <text:p text:style-name="P75"><text:tab/></text:p>
      <text:p text:style-name="P76"><draw:connector draw:type="line" svg:x1="1.92708in" svg:y1="0.16736in" svg:x2="4.17708in" svg:y2="0.16736in" draw:z-index="251672576" draw:id="id6" draw:style-name="a9" draw:name="Straight Arrow Connector 24" text:anchor-type="paragraph"><svg:title/><svg:desc/></draw:connector><text:tab/>If no</text:p>
      <text:p text:style-name="P77"><draw:connector draw:type="line" svg:x1="5.2993in" svg:y1="0.16181in" svg:x2="5.34722in" svg:y2="2.05695in" draw:z-index="251680768" draw:id="id7" draw:style-name="a11" draw:name="Straight Arrow Connector 5" text:anchor-type="paragraph"><svg:title/><svg:desc/></draw:connector></text:p>
      <text:p text:style-name="P78"><draw:connector draw:type="line" svg:x1="0.99306in" svg:y1="0.02222in" svg:x2="1.00209in" svg:y2="0.32361in" draw:z-index="251673600" draw:id="id8" draw:style-name="a13" draw:name="Straight Arrow Connector 25" text:anchor-type="paragraph"><svg:title/><svg:desc/></draw:connector><text:span text:style-name="T79"><draw:custom-shape svg:x="-0.04167in" svg:y="0.33472in" svg:width="4.51042in" svg:height="0.60417in" draw:z-index="251661312" draw:id="id9" draw:style-name="a14" draw:name="Parallelogram 3" text:anchor-type="paragraph"><svg:title/><svg:desc/><text:p text:style-name="P80">Customer service agent enters customer details in portal<text:s/>including name, age, gender and address<text:s/></text:p><draw:enhanced-geometry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5 * ?f8"/><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min(?f15, ?f14)"/><draw:equation draw:name="f19" draw:formula="100000 * ?f15"/><draw:equation draw:name="f20" draw:formula="?f7 + ?f16"/><draw:equation draw:name="f21" draw:formula="?f7 + ?f17"/><draw:equation draw:name="f22" draw:formula="?f19 / ?f18"/><draw:equation draw:name="f23" draw:formula="?f18 * ?f8"/><draw:equation draw:name="f24" draw:formula="?f23 / 200000"/><draw:equation draw:name="f25" draw:formula="?f23 / 100000"/><draw:equation draw:name="f26" draw:formula="?f9 / ?f22"/><draw:equation draw:name="f27" draw:formula="?f14 * ?f21"/><draw:equation draw:name="f28" draw:formula="?f12 - ?f24"/><draw:equation draw:name="f29" draw:formula="?f12 - ?f25"/><draw:equation draw:name="f30" draw:formula="1 + ?f26"/><draw:equation draw:name="f31" draw:formula="?f27 / ?f25"/><draw:equation draw:name="f32" draw:formula="?f29 / 2"/><draw:equation draw:name="f33" draw:formula="?f30 / 12"/><draw:equation draw:name="f34" draw:formula="?f13 - ?f31"/><draw:equation draw:name="f35" draw:formula="?f12 - ?f32"/><draw:equation draw:name="f36" draw:formula="?f33 * ?f15"/><draw:equation draw:name="f37" draw:formula="?f33 * ?f14"/><draw:equation draw:name="f38" draw:formula="?f12 - ?f36"/><draw:equation draw:name="f39" draw:formula="?f13 - ?f37"/></draw:enhanced-geometry></draw:custom-shape></text:span><draw:connector draw:type="line" svg:x1="1.125in" svg:y1="0.93889in" svg:x2="1.13542in" svg:y2="1.30278in" draw:z-index="251674624" draw:id="id10" draw:style-name="a16" draw:name="Straight Arrow Connector 27" text:anchor-type="paragraph"><svg:title/><svg:desc/></draw:connector><text:tab/>If yes</text:p>
      <text:p text:style-name="P81"/>
      <text:p text:style-name="P82"/>
      <text:p text:style-name="P83"/>
      <text:p text:style-name="P84"><text:span text:style-name="T85"><draw:custom-shape svg:x="-0.125in" svg:y="0.07431in" svg:width="3.82292in" svg:height="0.59375in" draw:z-index="251664384" draw:id="id11" draw:style-name="a17" draw:name="Parallelogram 14" text:anchor-type="paragraph"><svg:title/><svg:desc/><text:p text:style-name="P86">Customer orders the amount of pipes</text:p><draw:enhanced-geometry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5 * ?f8"/><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min(?f15, ?f14)"/><draw:equation draw:name="f19" draw:formula="100000 * ?f15"/><draw:equation draw:name="f20" draw:formula="?f7 + ?f16"/><draw:equation draw:name="f21" draw:formula="?f7 + ?f17"/><draw:equation draw:name="f22" draw:formula="?f19 / ?f18"/><draw:equation draw:name="f23" draw:formula="?f18 * ?f8"/><draw:equation draw:name="f24" draw:formula="?f23 / 200000"/><draw:equation draw:name="f25" draw:formula="?f23 / 100000"/><draw:equation draw:name="f26" draw:formula="?f9 / ?f22"/><draw:equation draw:name="f27" draw:formula="?f14 * ?f21"/><draw:equation draw:name="f28" draw:formula="?f12 - ?f24"/><draw:equation draw:name="f29" draw:formula="?f12 - ?f25"/><draw:equation draw:name="f30" draw:formula="1 + ?f26"/><draw:equation draw:name="f31" draw:formula="?f27 / ?f25"/><draw:equation draw:name="f32" draw:formula="?f29 / 2"/><draw:equation draw:name="f33" draw:formula="?f30 / 12"/><draw:equation draw:name="f34" draw:formula="?f13 - ?f31"/><draw:equation draw:name="f35" draw:formula="?f12 - ?f32"/><draw:equation draw:name="f36" draw:formula="?f33 * ?f15"/><draw:equation draw:name="f37" draw:formula="?f33 * ?f14"/><draw:equation draw:name="f38" draw:formula="?f12 - ?f36"/><draw:equation draw:name="f39" draw:formula="?f13 - ?f37"/></draw:enhanced-geometry></draw:custom-shape></text:span></text:p>
      <text:p text:style-name="P87"><text:span text:style-name="T88"><draw:custom-shape svg:x="4.1875in" svg:y="0.16944in" svg:width="2.92292in" svg:height="0.50625in" draw:z-index="251681792" draw:id="id12" draw:style-name="a18" draw:name="Rectangle 6" text:anchor-type="paragraph"><svg:title/><svg:desc/><text:p text:style-name="Normal">Customer service agent updates the feedback in to portal</text:p><draw:enhanced-geometry draw:type="non-primitive" svg:viewBox="0 0 21600 21600" draw:enhanced-path="M 0 0 L 21600 0 21600 21600 0 21600 Z N"/></draw:custom-shape></text:span></text:p>
      <text:p text:style-name="P89"><draw:connector draw:type="line" svg:x1="1.14514in" svg:y1="0.05972in" svg:x2="1.14514in" svg:y2="0.38264in" draw:z-index="251675648" draw:id="id13" draw:style-name="a20" draw:name="Straight Arrow Connector 28" text:anchor-type="paragraph"><svg:title/><svg:desc/></draw:connector><text:span text:style-name="T90"><draw:custom-shape svg:x="-0.15972in" svg:y="0.35694in" svg:width="3.21528in" svg:height="0.48542in" draw:z-index="251665408" draw:id="id14" draw:style-name="a21" draw:name="Rectangle 15" text:anchor-type="paragraph"><svg:title/><svg:desc/><text:p text:style-name="P91">Customer service agent takes order for the customer and updates<text:s/>in portal</text:p><draw:enhanced-geometry draw:type="non-primitive" svg:viewBox="0 0 21600 21600" draw:enhanced-path="M 0 0 L 21600 0 21600 21600 0 21600 Z N"/></draw:custom-shape></text:span></text:p>
      <text:p text:style-name="P92"><draw:connector draw:type="line" svg:x1="5.26389in" svg:y1="3.14723in" svg:x2="5.25in" svg:y2="0.03056in" draw:z-index="251683840" draw:id="id15" draw:style-name="a22" draw:name="Straight Connector 9" text:anchor-type="paragraph"><svg:title/><svg:desc/></draw:connector></text:p>
      <text:p text:style-name="P93"><draw:connector draw:type="line" svg:x1="1.15278in" svg:y1="0.19375in" svg:x2="1.15278in" svg:y2="0.51667in" draw:z-index="251682816" draw:id="id16" draw:style-name="a24" draw:name="Straight Arrow Connector 8" text:anchor-type="paragraph"><svg:title/><svg:desc/></draw:connector></text:p>
      <text:p text:style-name="P94"><text:span text:style-name="T95"><draw:custom-shape svg:x="-0.00694in" svg:y="0.19028in" svg:width="2.80556in" svg:height="0.5in" draw:z-index="251667456" draw:id="id17" draw:style-name="a25" draw:name="Rectangle 18" text:anchor-type="paragraph"><svg:title/><svg:desc/><text:p text:style-name="P96">Customer service agent tells the servant to deliver pipes to customer</text:p><draw:enhanced-geometry draw:type="non-primitive" svg:viewBox="0 0 21600 21600" draw:enhanced-path="M 0 0 L 21600 0 21600 21600 0 21600 Z N"/></draw:custom-shape></text:span></text:p>
      <text:p text:style-name="P97"/>
      <text:p text:style-name="P98"><draw:connector draw:type="line" svg:x1="1.13542in" svg:y1="0.08472in" svg:x2="1.13542in" svg:y2="0.40764in" draw:z-index="251676672" draw:id="id18" draw:style-name="a27" draw:name="Straight Arrow Connector 30" text:anchor-type="paragraph"><svg:title/><svg:desc/></draw:connector></text:p>
      <text:p text:style-name="P99"><text:span text:style-name="T100"><draw:custom-shape svg:x="0in" svg:y="0.06597in" svg:width="2.61806in" svg:height="0.28125in" draw:z-index="251666432" draw:id="id19" draw:style-name="a28" draw:name="Rectangle 16" text:anchor-type="paragraph"><svg:title/><svg:desc/><text:p text:style-name="P101">Servant delivers pipes to customer</text:p><draw:enhanced-geometry draw:type="non-primitive" svg:viewBox="0 0 21600 21600" draw:enhanced-path="M 0 0 L 21600 0 21600 21600 0 21600 Z N"/></draw:custom-shape></text:span></text:p>
      <text:p text:style-name="P102"><draw:connector draw:type="line" svg:x1="1.15556in" svg:y1="0.04236in" svg:x2="1.16459in" svg:y2="0.35486in" draw:z-index="251677696" draw:id="id20" draw:style-name="a30" draw:name="Straight Arrow Connector 31" text:anchor-type="paragraph"><svg:title/><svg:desc/></draw:connector><draw:custom-shape svg:x="-0.22222in" svg:y="0.35347in" svg:width="4.71875in" svg:height="0.28125in" draw:z-index="251668480" draw:id="id21" draw:style-name="a31" draw:name="Rectangle 19" text:anchor-type="paragraph"><svg:title/><svg:desc/><text:p text:style-name="P103">Driver collects the feedback from customer and updates portal</text:p><draw:enhanced-geometry draw:type="non-primitive" svg:viewBox="0 0 21600 21600" draw:enhanced-path="M 0 0 L 21600 0 21600 21600 0 21600 Z N"/></draw:custom-shape></text:p>
      <text:p text:style-name="P104"/>
      <text:p text:style-name="P105"><draw:connector draw:type="line" svg:x1="1.18056in" svg:y1="0.01042in" svg:x2="1.18056in" svg:y2="0.37431in" draw:z-index="251678720" draw:id="id22" draw:style-name="a33" draw:name="Straight Arrow Connector 32" text:anchor-type="paragraph"><svg:title/><svg:desc/></draw:connector></text:p>
      <text:p text:style-name="P106"><draw:custom-shape svg:x="0.73611in" svg:y="0.12917in" svg:width="0.89514in" svg:height="0.44375in" draw:z-index="251669504" draw:id="id23" draw:style-name="a34" draw:name="Oval 20" text:anchor-type="paragraph"><svg:title/><svg:desc/><text:p text:style-name="P107">stop</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108"><draw:connector draw:type="line" svg:x1="5.27083in" svg:y1="0.01736in" svg:x2="1.63194in" svg:y2="0.06528in" draw:z-index="251679744" draw:id="id24" draw:style-name="a36" draw:name="Straight Arrow Connector 38" text:anchor-type="paragraph"><svg:title/><svg:desc/></draw:connector></text:p>
      <text:p text:style-name="P109"><text:span text:style-name="T110">Entity relationship diagram</text:span>:</text:p>
      <text:p text:style-name="P111"><draw:custom-shape svg:x="3.92361in" svg:y="0.21111in" svg:width="2.30556in" svg:height="0.38125in" draw:z-index="251730944" draw:id="id25" draw:style-name="a37" draw:name="Oval 78" text:anchor-type="paragraph"><svg:title/><svg:desc/><text:p text:style-name="Normal">Amount of PVC pipe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00347in" svg:y="0.16528in" svg:width="1.04167in" svg:height="0.4375in" draw:z-index="251728896" draw:id="id26" draw:style-name="a38" draw:name="Oval 76" text:anchor-type="paragraph"><svg:title/><svg:desc/><text:p text:style-name="Normal">nam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112"><draw:custom-shape svg:x="5.96528in" svg:y="0.25486in" svg:width="1.44792in" svg:height="0.40903in" draw:z-index="251696128" draw:id="id27" draw:style-name="a39" draw:name="Oval 54" text:anchor-type="paragraph"><svg:title/><svg:desc/><text:p text:style-name="Normal">Employee ID</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2.11042in" svg:y="0.04306in" svg:width="0.67361in" svg:height="0.38542in" draw:z-index="251686912" draw:id="id28" draw:style-name="a40" draw:name="Oval 42" text:anchor-type="paragraph"><svg:title/><svg:desc/><text:p text:style-name="P113">Ag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09792in" svg:y="0.06319in" svg:width="1.05903in" svg:height="0.375in" draw:z-index="251688960" draw:id="id29" draw:style-name="a41" draw:name="Oval 44" text:anchor-type="paragraph"><svg:title/><svg:desc/><text:p text:style-name="Normal"><text:s/>Ph 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114"><draw:connector draw:type="line" svg:x1="5.91667in" svg:y1="0.44444in" svg:x2="6.125in" svg:y2="0.30208in" draw:z-index="251715584" draw:id="id30" draw:style-name="a42" draw:name="Straight Connector 86" text:anchor-type="paragraph"><svg:title/><svg:desc/></draw:connector><draw:connector draw:type="line" svg:x1="5.07639in" svg:y1="0.00347in" svg:x2="5.36806in" svg:y2="0.46875in" draw:z-index="251713536" draw:id="id31" draw:style-name="a43" draw:name="Straight Connector 82" text:anchor-type="paragraph"><svg:title/><svg:desc/></draw:connector><draw:custom-shape svg:x="2.625in" svg:y="0.20486in" svg:width="1.69792in" svg:height="0.84722in" draw:z-index="251693056" draw:id="id32" draw:style-name="a44" draw:name="Flowchart: Decision 49" text:anchor-type="paragraph"><svg:title/><svg:desc/><text:p text:style-name="P115">call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draw:connector draw:type="line" svg:x1="1.6875in" svg:y1="0.46875in" svg:x2="2.25694in" svg:y2="0.09375in" draw:z-index="251708416" draw:id="id33" draw:style-name="a45" draw:name="Straight Connector 68" text:anchor-type="paragraph"><svg:title/><svg:desc/></draw:connector><draw:connector draw:type="line" svg:x1="0.83333in" svg:y1="0.09375in" svg:x2="1.13194in" svg:y2="0.44792in" draw:z-index="251709440" draw:id="id34" draw:style-name="a46" draw:name="Straight Connector 69" text:anchor-type="paragraph"><svg:title/><svg:desc/></draw:connector><draw:connector draw:type="line" svg:x1="1.44375in" svg:y1="0.46181in" svg:x2="1.49306in" svg:y2="0.00347in" draw:z-index="251710464" draw:id="id35" draw:style-name="a47" draw:name="Straight Connector 72" text:anchor-type="paragraph"><svg:title/><svg:desc/></draw:connector><text:s text:c="37"/><text:s/></text:p>
      <text:p text:style-name="P116"><draw:connector draw:type="line" svg:x1="1.89583in" svg:y1="0.34653in" svg:x2="2.625in" svg:y2="0.29722in" draw:z-index="251720704" draw:id="id36" draw:style-name="a49" draw:name="Straight Arrow Connector 31" text:anchor-type="paragraph"><svg:title/><svg:desc/></draw:connector><draw:custom-shape svg:x="5.27083in" svg:y="0.17361in" svg:width="1.05139in" svg:height="0.46875in" draw:z-index="251694080" draw:id="id37" draw:style-name="a50" draw:name="Rectangle 50" text:anchor-type="paragraph"><svg:title/><svg:desc/><text:p text:style-name="P117">CSA</text:p><draw:enhanced-geometry draw:type="non-primitive" svg:viewBox="0 0 21600 21600" draw:enhanced-path="M 0 0 L 21600 0 21600 21600 0 21600 Z N"/></draw:custom-shape><draw:connector draw:type="line" svg:x1="0.83333in" svg:y1="0.325in" svg:x2="0.97917in" svg:y2="0.27569in" draw:z-index="251711488" draw:id="id38" draw:style-name="a51" draw:name="Straight Connector 73" text:anchor-type="paragraph"><svg:title/><svg:desc/></draw:connector><draw:custom-shape svg:x="0.97917in" svg:y="0.15903in" svg:width="0.89583in" svg:height="0.34028in" draw:z-index="251685888" draw:id="id39" draw:style-name="a52" draw:name="Rectangle 39" text:anchor-type="paragraph"><svg:title/><svg:desc/><text:p text:style-name="P118">Customer</text:p><draw:enhanced-geometry draw:type="non-primitive" svg:viewBox="0 0 21600 21600" draw:enhanced-path="M 0 0 L 21600 0 21600 21600 0 21600 Z N"/></draw:custom-shape><draw:custom-shape svg:x="-0.65625in" svg:y="0.12292in" svg:width="1.51042in" svg:height="0.375in" draw:z-index="251692032" draw:id="id40" draw:style-name="a53" draw:name="Oval 48" text:anchor-type="paragraph"><svg:title/><svg:desc/><text:p text:style-name="P119">Customer id</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 text:c="31"/><text:s text:c="30"/><text:tab/></text:p>
      <text:p text:style-name="P120"><draw:connector draw:type="line" svg:x1="4.3125in" svg:y1="0.02292in" svg:x2="5.26389in" svg:y2="0.07222in" draw:z-index="251721728" draw:id="id41" draw:style-name="a55" draw:name="Straight Arrow Connector 32" text:anchor-type="paragraph"><svg:title/><svg:desc/></draw:connector><draw:connector draw:type="line" svg:x1="1.51389in" svg:y1="0.18264in" svg:x2="1.63889in" svg:y2="0.54028in" draw:z-index="251712512" draw:id="id42" draw:style-name="a56" draw:name="Straight Connector 74" text:anchor-type="paragraph"><svg:title/><svg:desc/></draw:connector><draw:connector draw:type="line" svg:x1="0.64583in" svg:y1="0.475in" svg:x2="1.00972in" svg:y2="0.1625in" draw:z-index="251707392" draw:id="id43" draw:style-name="a57" draw:name="Straight Connector 67" text:anchor-type="paragraph"><svg:title/><svg:desc/></draw:connector><draw:connector draw:type="line" svg:x1="1.14583in" svg:y1="0.20347in" svg:x2="0.79167in" svg:y2="1.02986in" draw:z-index="251729920" draw:id="id44" draw:style-name="a58" draw:name="Straight Connector 77" text:anchor-type="paragraph"><svg:title/><svg:desc/></draw:connector><draw:custom-shape svg:x="-0.32708in" svg:y="0.35972in" svg:width="1.01042in" svg:height="0.43056in" draw:z-index="251689984" draw:id="id45" draw:style-name="a59" draw:name="Oval 45" text:anchor-type="paragraph"><svg:title/><svg:desc/><text:p text:style-name="P121">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M<text:tab/>M<text:tab/>M</text:p>
      <text:p text:style-name="P122"><draw:custom-shape svg:x="3.97222in" svg:y="0.21597in" svg:width="0.98889in" svg:height="0.39514in" draw:z-index="251695104" draw:id="id46" draw:style-name="a60" draw:name="Oval 53" text:anchor-type="paragraph"><svg:title/><svg:desc/><text:p text:style-name="P123">Tel. 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50694in" svg:y1="0.00417in" svg:x2="3.97917in" svg:y2="1.95625in" draw:z-index="251727872" draw:id="id47" draw:style-name="a62" draw:name="Straight Arrow Connector 37" text:anchor-type="paragraph"><svg:title/><svg:desc/></draw:connector><draw:connector draw:type="line" svg:x1="6.18056in" svg:y1="0.01806in" svg:x2="6.47222in" svg:y2="0.19167in" draw:z-index="251714560" draw:id="id48" draw:style-name="a63" draw:name="Straight Connector 83" text:anchor-type="paragraph"><svg:title/><svg:desc/></draw:connector><draw:connector draw:type="line" svg:x1="5.80556in" svg:y1="0.00417in" svg:x2="5.97917in" svg:y2="1.41389in" draw:z-index="251722752" draw:id="id49" draw:style-name="a65" draw:name="Straight Arrow Connector 34" text:anchor-type="paragraph"><svg:title/><svg:desc/></draw:connector><draw:connector draw:type="line" svg:x1="4.89236in" svg:y1="0.31389in" svg:x2="5.25625in" svg:y2="0.00139in" draw:z-index="251731968" draw:id="id50" draw:style-name="a66" draw:name="Straight Connector 79" text:anchor-type="paragraph"><svg:title/><svg:desc/></draw:connector><draw:custom-shape svg:x="6.24306in" svg:y="0.18472in" svg:width="1.08333in" svg:height="0.36806in" draw:z-index="251697152" draw:id="id51" draw:style-name="a67" draw:name="Oval 55" text:anchor-type="paragraph"><svg:title/><svg:desc/><text:p text:style-name="P124">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1.28125in" svg:y="0.23125in" svg:width="0.98889in" svg:height="0.39514in" draw:z-index="251687936" draw:id="id52" draw:style-name="a68" draw:name="Oval 43" text:anchor-type="paragraph"><svg:title/><svg:desc/><text:p text:style-name="P125">Gend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126"/>
      <text:p text:style-name="P127"><draw:custom-shape svg:x="-0.70833in" svg:y="0.11111in" svg:width="2.20139in" svg:height="0.38125in" draw:z-index="251691008" draw:id="id53" draw:style-name="a69" draw:name="Oval 46" text:anchor-type="paragraph"><svg:title/><svg:desc/><text:p text:style-name="Normal">Amount of PVC pipe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tab/>M</text:p>
      <text:p text:style-name="P128"><text:tab/><text:s text:c="3"/><text:tab/></text:p>
      <text:p text:style-name="P129"><draw:custom-shape svg:x="5.15903in" svg:y="0.20903in" svg:width="1.67639in" svg:height="0.95764in" draw:z-index="251698176" draw:id="id54" draw:style-name="a70" draw:name="Flowchart: Decision 57" text:anchor-type="paragraph"><svg:title/><svg:desc/><text:p text:style-name="P130">Portal update</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31"><draw:custom-shape svg:x="2.72917in" svg:y="0.03333in" svg:width="1.29167in" svg:height="0.90625in" draw:z-index="251699200" draw:id="id55" draw:style-name="a71" draw:name="Flowchart: Decision 58" text:anchor-type="paragraph"><svg:title/><svg:desc/><text:p text:style-name="Normal">say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tab/>1</text:p>
      <text:p text:style-name="P132"/>
      <text:p text:style-name="P133"><draw:connector draw:type="line" svg:x1="6.01458in" svg:y1="0.25764in" svg:x2="5.96528in" svg:y2="0.96667in" draw:z-index="251723776" draw:id="id56" draw:style-name="a73" draw:name="Straight Arrow Connector 33" text:anchor-type="paragraph"><svg:title/><svg:desc/></draw:connector><text:tab/><text:s text:c="2"/>M</text:p>
      <text:p text:style-name="P134"><draw:connector draw:type="line" svg:x1="3.35903in" svg:y1="0.00347in" svg:x2="3.40833in" svg:y2="1.35347in" draw:z-index="251724800" draw:id="id57" draw:style-name="a75" draw:name="Straight Arrow Connector 35" text:anchor-type="paragraph"><svg:title/><svg:desc/></draw:connector><text:s text:c="88"/></text:p>
      <text:p text:style-name="P135"><draw:custom-shape svg:x="1.55556in" svg:y="0.07222in" svg:width="1.13125in" svg:height="0.41667in" draw:z-index="251703296" draw:id="id58" draw:style-name="a76" draw:name="Oval 63" text:anchor-type="paragraph"><svg:title/><svg:desc/><text:p text:style-name="Normal">vehicl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tab/><text:tab/><text:tab/>1</text:p>
      <text:p text:style-name="P136"><draw:custom-shape svg:x="3.8125in" svg:y="0.27222in" svg:width="1.05556in" svg:height="0.375in" draw:z-index="251704320" draw:id="id59" draw:style-name="a77" draw:name="Oval 64" text:anchor-type="paragraph"><svg:title/><svg:desc/><text:p text:style-name="P137">Mobile<text: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2.67361in" svg:y1="0.00833in" svg:x2="3.17361in" svg:y2="0.75833in" draw:z-index="251719680" draw:id="id60" draw:style-name="a78" draw:name="Straight Connector 93" text:anchor-type="paragraph"><svg:title/><svg:desc/></draw:connector><draw:custom-shape svg:x="5.50694in" svg:y="0.08472in" svg:width="0.92361in" svg:height="0.30556in" draw:z-index="251706368" draw:id="id61" draw:style-name="a79" draw:name="Rectangle 66" text:anchor-type="paragraph"><svg:title/><svg:desc/><text:p text:style-name="P138">Portal</text:p><draw:enhanced-geometry draw:type="non-primitive" svg:viewBox="0 0 21600 21600" draw:enhanced-path="M 0 0 L 21600 0 21600 21600 0 21600 Z N"/></draw:custom-shape><text:s text:c="54"/><text:s text:c="30"/><text:s text:c="84"/></text:p>
      <text:p text:style-name="P139"><draw:connector draw:type="line" svg:x1="4.93056in" svg:y1="1.30278in" svg:x2="5.79861in" svg:y2="0.10139in" draw:z-index="251726848" draw:id="id62" draw:style-name="a81" draw:name="Straight Arrow Connector 38" text:anchor-type="paragraph"><svg:title/><svg:desc/></draw:connector><draw:custom-shape svg:x="1.36736in" svg:y="0.00069in" svg:width="1.43056in" svg:height="0.38889in" draw:z-index="251701248" draw:id="id63" draw:style-name="a82" draw:name="Oval 60" text:anchor-type="paragraph"><svg:title/><svg:desc/><text:p text:style-name="P140">Id</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tab/>1</text:p>
      <text:p text:style-name="P141"><draw:custom-shape svg:x="1.60417in" svg:y="0.28472in" svg:width="0.98889in" svg:height="0.36806in" draw:z-index="251702272" draw:id="id64" draw:style-name="a83" draw:name="Oval 62" text:anchor-type="paragraph"><svg:title/><svg:desc/><text:p text:style-name="Normal">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3.86111in" svg:y1="0.24306in" svg:x2="4.15972in" svg:y2="0.01389in" draw:z-index="251718656" draw:id="id65" draw:style-name="a84" draw:name="Straight Connector 91" text:anchor-type="paragraph"><svg:title/><svg:desc/></draw:connector><draw:connector draw:type="line" svg:x1="3.0375in" svg:y1="0.17639in" svg:x2="2.70833in" svg:y2="0.00694in" draw:z-index="251717632" draw:id="id66" draw:style-name="a85" draw:name="Straight Connector 90" text:anchor-type="paragraph"><svg:title/><svg:desc/></draw:connector><draw:connector draw:type="line" svg:x1="2.51389in" svg:y1="0.35347in" svg:x2="3.0375in" svg:y2="0.30417in" draw:z-index="251716608" draw:id="id67" draw:style-name="a86" draw:name="Straight Connector 89" text:anchor-type="paragraph"><svg:title/><svg:desc/></draw:connector><draw:custom-shape svg:x="3.02778in" svg:y="0.16389in" svg:width="0.84375in" svg:height="0.26389in" draw:z-index="251700224" draw:id="id68" draw:style-name="a87" draw:name="Rectangle 59" text:anchor-type="paragraph"><svg:title/><svg:desc/><text:p text:style-name="P142">servant</text:p><draw:enhanced-geometry draw:type="non-primitive" svg:viewBox="0 0 21600 21600" draw:enhanced-path="M 0 0 L 21600 0 21600 21600 0 21600 Z N"/></draw:custom-shape></text:p>
      <text:p text:style-name="P143"><draw:connector draw:type="line" svg:x1="3.41667in" svg:y1="0.15486in" svg:x2="4.02778in" svg:y2="1.21042in" draw:z-index="251725824" draw:id="id69" draw:style-name="a89" draw:name="Straight Arrow Connector 36" text:anchor-type="paragraph"><svg:title/><svg:desc/></draw:connector><draw:connector draw:type="line" svg:x1="2.83333in" svg:y1="0.71736in" svg:x2="3.13889in" svg:y2="0.11319in" draw:z-index="251734016" draw:id="id70" draw:style-name="a90" draw:name="Straight Connector 81" text:anchor-type="paragraph"><svg:title/><svg:desc/></draw:connector></text:p>
      <text:p text:style-name="P144"><text:tab/><text:s text:c="5"/><text:tab/></text:p>
      <text:p text:style-name="P145"><draw:custom-shape svg:x="4.05208in" svg:y="0.11806in" svg:width="1.76667in" svg:height="1.01667in" draw:z-index="251705344" draw:id="id71" draw:style-name="a91" draw:name="Flowchart: Decision 65" text:anchor-type="paragraph"><svg:title/><svg:desc/><text:p text:style-name="Normal">feedback</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draw:custom-shape svg:x="1.93056in" svg:y="0.01319in" svg:width="0.98889in" svg:height="0.38889in" draw:z-index="251732992" draw:id="id72" draw:style-name="a92" draw:name="Oval 80" text:anchor-type="paragraph"><svg:title/><svg:desc/><text:p text:style-name="P146">Pipe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tab/><text:s text:c="4"/></text:p>
      <text:p text:style-name="P147"><text:tab/><text:tab/>1<text:tab/></text:p>
      <text:p text:style-name="P148"/>
      <text:p text:style-name="P149"/>
      <text:p text:style-name="P150"/>
      <text:p text:style-name="P151"/>
      <text:p text:style-name="P152"/>
      <text:p text:style-name="P153"/>
      <text:p text:style-name="P154"/>
      <text:p text:style-name="P155">Business decision:</text:p>
      <text:list text:style-name="LFO4" text:continue-numbering="true">
        <text:list-item>
          <text:p text:style-name="P156">Customer<text:s/>should order in huge amount in avail of free shipping and shipping address must be inside the city.</text:p>
        </text:list-item>
        <text:list-item>
          <text:p text:style-name="P157">No return of products once delivered.</text:p>
        </text:list-item>
        <text:list-item>
          <text:p text:style-name="P158">Discounts of 20% will be given on large orders.</text:p>
        </text:list-item>
      </text:list>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4" svg:viewBox="0 0 20 30" svg:d="m10 0-10 30h20z"/>
    <draw:marker draw:name="a23" svg:viewBox="0 0 20 30" svg:d="m10 0-10 30h20z"/>
    <draw:marker draw:name="a61" svg:viewBox="0 0 20 30" svg:d="m10 0-10 30h20z"/>
    <draw:marker draw:name="a26" svg:viewBox="0 0 20 30" svg:d="m10 0-10 30h20z"/>
    <draw:marker draw:name="a64" svg:viewBox="0 0 20 30" svg:d="m10 0-10 30h20z"/>
    <draw:marker draw:name="a29" svg:viewBox="0 0 20 30" svg:d="m10 0-10 30h20z"/>
    <draw:marker draw:name="a10" svg:viewBox="0 0 20 30" svg:d="m10 0-10 30h20z"/>
    <draw:marker draw:name="a12" svg:viewBox="0 0 20 30" svg:d="m10 0-10 30h20z"/>
    <draw:marker draw:name="a15" svg:viewBox="0 0 20 30" svg:d="m10 0-10 30h20z"/>
    <draw:marker draw:name="a54" svg:viewBox="0 0 20 30" svg:d="m10 0-10 30h20z"/>
    <draw:marker draw:name="a19" svg:viewBox="0 0 20 30" svg:d="m10 0-10 30h20z"/>
    <draw:marker draw:name="a0" svg:viewBox="0 0 20 30" svg:d="m10 0-10 30h20z"/>
    <draw:marker draw:name="a5" svg:viewBox="0 0 20 30" svg:d="m10 0-10 30h20z"/>
    <draw:marker draw:name="a80" svg:viewBox="0 0 20 30" svg:d="m10 0-10 30h20z"/>
    <draw:marker draw:name="a8" svg:viewBox="0 0 20 30" svg:d="m10 0-10 30h20z"/>
    <draw:marker draw:name="a48" svg:viewBox="0 0 20 30" svg:d="m10 0-10 30h20z"/>
    <draw:marker draw:name="a88" svg:viewBox="0 0 20 30" svg:d="m10 0-10 30h20z"/>
    <draw:marker draw:name="a32" svg:viewBox="0 0 20 30" svg:d="m10 0-10 30h20z"/>
    <draw:marker draw:name="a35" svg:viewBox="0 0 20 30" svg:d="m10 0-10 30h20z"/>
    <draw:marker draw:name="a7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nesh kumar</meta:initial-creator>
    <dc:creator>ganesh kumar</dc:creator>
    <meta:creation-date>2017-03-29T19:30:00Z</meta:creation-date>
    <dc:date>2017-03-30T04:34:00Z</dc:date>
    <meta:print-date>2017-03-30T04:30:00Z</meta:print-date>
    <meta:template xlink:href="Normal" xlink:type="simple"/>
    <meta:editing-cycles>14</meta:editing-cycles>
    <meta:editing-duration>PT25140S</meta:editing-duration>
    <meta:document-statistic meta:page-count="1" meta:paragraph-count="8" meta:word-count="649" meta:character-count="4341" meta:row-count="30" meta:non-whitespace-character-count="3700"/>
  </office:meta>
</office:document-meta>
</file>